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officeooo:paragraph-rsid="00294d27" style:font-size-asian="10pt" style:font-size-complex="10pt"/>
    </style:style>
    <style:style style:name="P9" style:family="paragraph" style:parent-style-name="Standard">
      <style:paragraph-properties fo:text-align="end" style:justify-single-word="false"/>
      <style:text-properties style:font-name="Arial Narrow" fo:font-size="10pt" style:font-size-asian="10pt" style:font-size-complex="10pt"/>
    </style:style>
    <style:style style:name="P10"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Arial Narrow" fo:font-size="10pt" fo:font-weight="bold" style:font-size-asian="10pt" style:font-weight-asian="bold" style:font-size-complex="10pt" style:font-weight-complex="bold"/>
    </style:style>
    <style:style style:name="P12" style:family="paragraph" style:parent-style-name="Standard">
      <style:text-properties style:font-name="Arial Narrow" fo:font-size="12pt" style:font-size-asian="12pt" style:font-size-complex="12pt"/>
    </style:style>
    <style:style style:name="P13" style:family="paragraph" style:parent-style-name="Standard">
      <style:text-properties style:font-name="Arial Narrow" fo:font-size="12pt" officeooo:paragraph-rsid="000df68d" style:font-size-asian="12pt" style:font-size-complex="12pt"/>
    </style:style>
    <style:style style:name="P14" style:family="paragraph" style:parent-style-name="Standard">
      <style:paragraph-properties fo:text-align="center" style:justify-single-word="false"/>
      <style:text-properties style:font-name="Arial Narrow" fo:font-size="12pt" style:font-size-asian="12pt" style:font-size-complex="12pt"/>
    </style:style>
    <style:style style:name="P15"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6" style:family="paragraph" style:parent-style-name="Standard">
      <style:text-properties style:font-name="Arial Narrow" fo:font-size="12pt" officeooo:rsid="003a4cdd" officeooo:paragraph-rsid="003a4cdd" style:font-size-asian="12pt" style:font-size-complex="12pt"/>
    </style:style>
    <style:style style:name="P17" style:family="paragraph" style:parent-style-name="Standard">
      <style:text-properties style:font-name="Arial Narrow" fo:font-size="12pt" officeooo:paragraph-rsid="003d5683" style:font-size-asian="12pt" style:font-size-complex="12pt"/>
    </style:style>
    <style:style style:name="P18"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19" style:family="paragraph" style:parent-style-name="Standard">
      <style:text-properties officeooo:paragraph-rsid="00111592"/>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11b507"/>
    </style:style>
    <style:style style:name="P22" style:family="paragraph" style:parent-style-name="Standard">
      <style:text-properties officeooo:paragraph-rsid="0011b820"/>
    </style:style>
    <style:style style:name="P23"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4" style:family="paragraph" style:parent-style-name="Title">
      <style:text-properties fo:font-size="14pt" style:font-size-asian="14pt" style:font-size-complex="14pt"/>
    </style:style>
    <style:style style:name="P25" style:family="paragraph" style:parent-style-name="Standard">
      <style:paragraph-properties fo:text-align="center" style:justify-single-word="false" fo:break-before="page"/>
    </style:style>
    <style:style style:name="P26" style:family="paragraph" style:parent-style-name="Standard">
      <style:paragraph-properties fo:text-align="center" style:justify-single-word="false" fo:break-before="page"/>
      <style:text-properties officeooo:paragraph-rsid="0011b507"/>
    </style:style>
    <style:style style:name="P27" style:family="paragraph" style:parent-style-name="Standard">
      <style:paragraph-properties fo:text-align="center" style:justify-single-word="false" fo:break-before="page"/>
      <style:text-properties officeooo:paragraph-rsid="0011b820"/>
    </style:style>
    <style:style style:name="P28" style:family="paragraph" style:parent-style-name="Standard">
      <style:paragraph-properties fo:text-align="center" style:justify-single-word="false" fo:break-before="page"/>
      <style:text-properties officeooo:paragraph-rsid="00135438"/>
    </style:style>
    <style:style style:name="P29"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30" style:family="paragraph" style:parent-style-name="Standard">
      <style:paragraph-properties fo:text-align="center" style:justify-single-word="false" fo:break-before="page"/>
      <style:text-properties fo:font-weight="bold" style:font-weight-asian="bold" style:font-weight-complex="bold"/>
    </style:style>
    <style:style style:name="P31" style:family="paragraph" style:parent-style-name="Title">
      <style:paragraph-properties fo:break-before="page"/>
      <style:text-properties style:font-name="Arial Narrow" fo:font-size="12pt" style:font-size-asian="12pt" style:font-size-complex="12pt"/>
    </style:style>
    <style:style style:name="P32"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3" style:family="paragraph" style:parent-style-name="Standard" style:list-style-name="L1">
      <style:text-properties fo:font-size="12pt" style:font-size-asian="12pt" style:font-size-complex="12pt"/>
    </style:style>
    <style:style style:name="P34" style:family="paragraph" style:parent-style-name="Standard" style:list-style-name="L1">
      <style:text-properties fo:font-size="12pt" officeooo:rsid="0040bf81" officeooo:paragraph-rsid="0040bf81" style:font-size-asian="12pt" style:font-size-complex="12pt"/>
    </style:style>
    <style:style style:name="P35" style:family="paragraph" style:parent-style-name="Standard" style:list-style-name="L2"/>
    <style:style style:name="P36" style:family="paragraph" style:parent-style-name="Standard" style:list-style-name="L2">
      <style:text-properties style:font-name="Arial Narrow1" fo:font-size="12pt" style:font-size-asian="12pt" style:font-size-complex="12pt"/>
    </style:style>
    <style:style style:name="P37" style:family="paragraph" style:parent-style-name="Standard">
      <style:text-properties style:font-name="Arial Narrow" fo:font-size="10pt" officeooo:rsid="003f415e" officeooo:paragraph-rsid="003f415e" style:font-size-asian="10pt" style:font-size-complex="10pt"/>
    </style:style>
    <style:style style:name="P38" style:family="paragraph" style:parent-style-name="Standard">
      <style:paragraph-properties fo:text-align="center" style:justify-single-word="false"/>
      <style:text-properties officeooo:paragraph-rsid="0011b507"/>
    </style:style>
    <style:style style:name="P39" style:family="paragraph" style:parent-style-name="Standard">
      <style:paragraph-properties fo:text-align="center" style:justify-single-word="false"/>
      <style:text-properties fo:font-weight="normal" officeooo:rsid="0040bf81" officeooo:paragraph-rsid="0040bf81" style:font-weight-asian="normal" style:font-weight-complex="normal"/>
    </style:style>
    <style:style style:name="P40" style:family="paragraph" style:parent-style-name="Standard">
      <style:paragraph-properties fo:text-align="start" style:justify-single-word="false"/>
      <style:text-properties fo:font-weight="normal" officeooo:rsid="0040bf81" officeooo:paragraph-rsid="0040bf81" style:font-weight-asian="normal" style:font-weight-complex="normal"/>
    </style:style>
    <style:style style:name="P41" style:family="paragraph" style:parent-style-name="Standard">
      <style:paragraph-properties fo:text-align="start" style:justify-single-word="false"/>
      <style:text-properties fo:font-size="10pt" fo:font-weight="normal" officeooo:rsid="0040bf81" officeooo:paragraph-rsid="0040bf81" style:font-size-asian="10pt" style:font-weight-asian="normal" style:font-size-complex="10pt" style:font-weight-complex="normal"/>
    </style:style>
    <style:style style:name="P42" style:family="paragraph" style:parent-style-name="Standard">
      <style:paragraph-properties fo:text-align="center" style:justify-single-word="false" fo:break-before="page"/>
      <style:text-properties fo:font-weight="bold" officeooo:rsid="0040bf81" officeooo:paragraph-rsid="0040bf81" style:font-weight-asian="bold" style:font-weight-complex="bold"/>
    </style:style>
    <style:style style:name="P43" style:family="paragraph" style:parent-style-name="Standard">
      <style:paragraph-properties fo:text-align="center" style:justify-single-word="false" fo:break-before="page"/>
      <style:text-properties fo:font-weight="normal" officeooo:rsid="0040bf81" officeooo:paragraph-rsid="0040bf81" style:font-weight-asian="normal" style:font-weight-complex="normal"/>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style:font-name="Arial Narrow" fo:font-size="12pt" style:font-size-asian="12pt" style:font-size-complex="12pt"/>
    </style:style>
    <style:style style:name="T7" style:family="text">
      <style:text-properties style:font-name="Arial Narrow" fo:font-size="12pt" officeooo:rsid="00154838" style:font-size-asian="12pt" style:font-size-complex="12pt"/>
    </style:style>
    <style:style style:name="T8" style:family="text">
      <style:text-properties style:font-name="Arial Narrow" fo:font-size="10pt" style:font-size-asian="10pt" style:font-size-complex="10pt"/>
    </style:style>
    <style:style style:name="T9" style:family="text">
      <style:text-properties style:font-name="Arial Narrow" fo:font-size="10pt" officeooo:rsid="000e48a9" style:font-size-asian="10pt" style:font-size-complex="10pt"/>
    </style:style>
    <style:style style:name="T10" style:family="text">
      <style:text-properties style:font-name="Arial Narrow" fo:font-size="10pt" officeooo:rsid="000e6fa1" style:font-size-asian="10pt" style:font-size-complex="10pt"/>
    </style:style>
    <style:style style:name="T11" style:family="text">
      <style:text-properties officeooo:rsid="000a4947"/>
    </style:style>
    <style:style style:name="T12" style:family="text">
      <style:text-properties fo:font-style="italic" style:font-style-asian="italic" style:font-style-complex="italic"/>
    </style:style>
    <style:style style:name="T13" style:family="text">
      <style:text-properties officeooo:rsid="000e48a9"/>
    </style:style>
    <style:style style:name="T14" style:family="text">
      <style:text-properties officeooo:rsid="000e6fa1"/>
    </style:style>
    <style:style style:name="T15" style:family="text">
      <style:text-properties officeooo:rsid="000fec68"/>
    </style:style>
    <style:style style:name="T16" style:family="text">
      <style:text-properties officeooo:rsid="0011b507"/>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bold" officeooo:rsid="00111592" style:font-size-asian="13pt" style:font-weight-asian="bold" style:font-size-complex="13pt" style:font-weight-complex="bold"/>
    </style:style>
    <style:style style:name="T19" style:family="text">
      <style:text-properties fo:font-weight="normal" style:font-weight-asian="normal" style:font-weight-complex="normal"/>
    </style:style>
    <style:style style:name="T20" style:family="text">
      <style:text-properties officeooo:rsid="00154838"/>
    </style:style>
    <style:style style:name="T21" style:family="text">
      <style:text-properties officeooo:rsid="00192097"/>
    </style:style>
    <style:style style:name="T22" style:family="text">
      <style:text-properties officeooo:rsid="001c304b"/>
    </style:style>
    <style:style style:name="T23" style:family="text">
      <style:text-properties officeooo:rsid="001e196a"/>
    </style:style>
    <style:style style:name="T24" style:family="text">
      <style:text-properties officeooo:rsid="00201061"/>
    </style:style>
    <style:style style:name="T25" style:family="text">
      <style:text-properties officeooo:rsid="00201f48"/>
    </style:style>
    <style:style style:name="T26" style:family="text">
      <style:text-properties officeooo:rsid="0023cfb4"/>
    </style:style>
    <style:style style:name="T27" style:family="text">
      <style:text-properties officeooo:rsid="00250ab7"/>
    </style:style>
    <style:style style:name="T28" style:family="text">
      <style:text-properties officeooo:rsid="0026dc23"/>
    </style:style>
    <style:style style:name="T29" style:family="text">
      <style:text-properties officeooo:rsid="002c47b7"/>
    </style:style>
    <style:style style:name="T30" style:family="text">
      <style:text-properties officeooo:rsid="002c7944"/>
    </style:style>
    <style:style style:name="T31" style:family="text">
      <style:text-properties officeooo:rsid="002dcf97"/>
    </style:style>
    <style:style style:name="T32" style:family="text">
      <style:text-properties officeooo:rsid="002f57d5"/>
    </style:style>
    <style:style style:name="T33" style:family="text">
      <style:text-properties officeooo:rsid="002f81cf"/>
    </style:style>
    <style:style style:name="T34" style:family="text">
      <style:text-properties officeooo:rsid="003c0f5e"/>
    </style:style>
    <style:style style:name="T35" style:family="text">
      <style:text-properties officeooo:rsid="003d3230"/>
    </style:style>
    <style:style style:name="T36" style:family="text">
      <style:text-properties style:font-name="Arial narrow"/>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1T10:27:19.183764299" text:fixed="true">08/21/15</text:date></text:p>
      <text:p text:style-name="P3">Current Version: 1.0.0.5</text:p>
      <text:p text:style-name="P9"/>
      <text:p text:style-name="P17"><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2"/>
      <text:p text:style-name="P12"><text:span text:style-name="T2">merX</text:span> is comprised of two main pieces. <text:s/>First, <text:span text:style-name="T26">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2"/>
      <text:p text:style-name="P12">The next element of the merX server is the support of what we call general purpose packages, <text:span text:style-name="T26">which</text:span> are built into merX to handle certain tasks. <text:s/>In its current version merX <text:span text:style-name="T26">is</text:span> comprised of:</text:p>
      <text:p text:style-name="P12"/>
      <text:list xml:id="list5927238510300046680" text:style-name="L1">
        <text:list-item>
          <text:p text:style-name="P33"><text:span text:style-name="T2">sendorder</text:span> (sending purchase orders)</text:p>
        </text:list-item>
        <text:list-item>
          <text:p text:style-name="P33"><text:span text:style-name="T2">getorderstatus</text:span> (retrieving updates on previous orders sent)</text:p>
        </text:list-item>
        <text:list-item>
          <text:p text:style-name="P33"><text:span text:style-name="T2">sendpayment</text:span> (paying purchase orders electronically)</text:p>
        </text:list-item>
        <text:list-item>
          <text:p text:style-name="P33"><text:span text:style-name="T2">getcredits</text:span> (retrieving current credit information)</text:p>
        </text:list-item>
        <text:list-item>
          <text:p text:style-name="P33"><text:span text:style-name="T2">getinventory</text:span> (retrieving current inventory information on specific item)</text:p>
        </text:list-item>
        <text:list-item>
          <text:p text:style-name="P33"><text:span text:style-name="T2">getprice</text:span> (retrieving dealer specific price/cost information)</text:p>
        </text:list-item>
        <text:list-item>
          <text:p text:style-name="P34"><text:span text:style-name="T2">getvendors</text:span> (...)</text:p>
        </text:list-item>
        <text:list-item>
          <text:p text:style-name="P33"><text:span text:style-name="T2">sendinventory</text:span> (customer send<text:span text:style-name="T25">s</text:span> their current inventory information)</text:p>
        </text:list-item>
        <text:list-item>
          <text:p text:style-name="P33"><text:span text:style-name="T2">sendsales</text:span> (customer send<text:span text:style-name="T25">s</text:span> their day<text:span text:style-name="T25">'</text:span>s sales data )</text:p>
        </text:list-item>
        <text:list-item>
          <text:p text:style-name="P33"><text:span text:style-name="T2">getmodelinfo</text:span> (Retrieves rebates, hold backs on particular model number)</text:p>
        </text:list-item>
        <text:list-item>
          <text:p text:style-name="P33"><text:span text:style-name="T2">senddoorswings</text:span> (sending door swing counts )</text:p>
        </text:list-item>
        <text:list-item>
          <text:p text:style-name="P33"><text:span text:style-name="T2">sendconsignmentinventory</text:span> (send current consignment inventory counts )</text:p>
        </text:list-item>
        <text:list-item>
          <text:p text:style-name="P33"><text:span text:style-name="T2">sendconsignmentsales</text:span> (send current sales data with respect to consignment parts )</text:p>
        </text:list-item>
        <text:list-item>
          <text:p text:style-name="P33"><text:span text:style-name="T2">getpricefile</text:span> (standardized updates of current parts, prices and supersessions)</text:p>
        </text:list-item>
        <text:list-item>
          <text:p text:style-name="P33"><text:span text:style-name="T2">sendwarranty</text:span> (submitting warranty claim data)</text:p>
          <text:p text:style-name="P33"/>
        </text:list-item>
      </text:list>
      <text:p text:style-name="P12">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2"/>
      <text:p text:style-name="P12">There is a merX server that is also freely available that is written in <text:span text:style-name="T33">PHP</text:span> programming language, which makes it a very simple installation onto any platform. We highly recommend using Linux as the primary server platform but anything you have will work. <text:span text:style-name="T33">PHP</text:span> is <text:span text:style-name="T33">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12"/>
      <text:p text:style-name="P12">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2"/>
      <text:p text:style-name="P12"><text:soft-page-break/>Because <text:span text:style-name="T2">MariaDB</text:span> (M<text:span text:style-name="T26">y</text:span>SQL) can be accessed from all programming languages that run on most popular operating systems, there is little worry that you will have problems communicating with it directly. The <text:span text:style-name="T2">MariaDB</text:span> platform utilizes the standard M<text:span text:style-name="T26">y</text:span>SQL libraries.</text:p>
      <text:p text:style-name="P12"/>
      <text:p text:style-name="P16">If you wish to replicate the environment that merX was developed in, the following info should help you: Ubuntu 14.04 LTS (linux), MariaDB 5.5, and NGINX (pronounced engine X) <text:span text:style-name="T35">v1.4.6 </text:span>Web Server.</text:p>
      <text:p text:style-name="P12"/>
      <text:p text:style-name="P12">Future versions of merX will also have a web based administrative front end that will allow for setting up and maintaining the merX server. <text:span text:style-name="T26">Presently </text:span><text:span text:style-name="T3">ALL</text:span><text:span text:style-name="T26">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2"/>
      <text:p text:style-name="P13">Given its open source nature, there may be other companies that <text:span text:style-name="T26">will eventually</text:span> offer those services or each vendor/supplier can support their own system given its simplistic nature.</text:p>
      <text:p text:style-name="P13"/>
      <text:p text:style-name="P13">It is also possible to contract <text:span text:style-name="T2">nizeX</text:span>, Inc. to host your merX server where orders will enter the <text:span text:style-name="T26">system</text:span> and you <text:span text:style-name="T26">would</text:span> simply use REST/JSON calls to pull each order down and to send updated information back. Each server will stand on its own and will not share information with any other vendor.</text:p>
      <text:p text:style-name="P24"/>
      <text:p text:style-name="P31"/>
      <text:p text:style-name="P12">Authentication:</text:p>
      <text:p text:style-name="P12"/>
      <text:p text:style-name="P12">Before any packages can be sent into the merX system, you must first authenticate with it. There are two main methods for authenticating based on whether you are a BSV or a user.</text:p>
      <text:p text:style-name="P12"/>
      <text:list xml:id="list7080741985712874234" text:style-name="L2">
        <text:list-item>
          <text:p text:style-name="P35"><text:span text:style-name="T6">Each Business System Vendor (BSV) is required to contact </text:span><text:a xlink:type="simple" xlink:href="http://www.merxedi.com/" text:style-name="Internet_20_link"><text:span text:style-name="T6">support@merxedi.com</text:span></text:a><text:span text:style-name="T6"> in order to receive a specific BSV Key for their system. This key will be generated once and used for all communications with vendors for that specific BSV.</text:span></text:p>
        </text:list-item>
      </text:list>
      <text:p text:style-name="P12"/>
      <text:p text:style-name="P12">There will be a test server setup at <text:span text:style-name="T13">www.</text:span>merxedi.com that will handle all currently supported API's and will respond immediately with appropriate response codes and data to simulate communicating with a vendor.</text:p>
      <text:p text:style-name="P12"/>
      <text:list xml:id="list964192533" text:style-name="L2">
        <text:list-item>
          <text:p text:style-name="P36">The dealer setup is a process, and starts with the vendor pushing in a list of their dealer numbers they wish to be able to communicate with. The BSV will then push that dealer number into the merX system with an order or other Generic. merX will <text:span text:style-name="T27">chec</text:span>k to see if the dealer has already been given a <text:span text:style-name="T34">dealer key (</text:span>UUID<text:span text:style-name="T34">)</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2"/>
      <text:p text:style-name="P4">Note: It is the combination of Dealer Number, BSV Key and UUID along with the SSL encryption that secures the system. <text:span text:style-name="T13">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3">re-validate</text:span> BSV keys. This process will also allow <text:span text:style-name="T34">a</text:span> BSV to invalidate a key <text:span text:style-name="T13">if</text:span> they wish to change to a new one.</text:p>
      <text:p text:style-name="P4"/>
      <text:p text:style-name="P4"><text:span text:style-name="T28">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3">ed</text:span>.</text:p>
      <text:p text:style-name="P4"/>
      <text:p text:style-name="P4">Note: Dealer numbers will be preloaded by vendors using a script in the merX folder called <text:span text:style-name="T12">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3">d</text:span>eltas and the built-in processing scripts. merX will have a standardized method for communicating price file data back to the dealer<text:span text:style-name="T13">'</text:span>s system, but within each package you can have non-standard fields to pass back additional information to the BSV to communicate with the dealers.</text:p>
      <text:p text:style-name="P4"/>
      <text:p text:style-name="P4">Note: merX is not concerned with <text:span text:style-name="T13">s</text:span>uper<text:span text:style-name="T13">s</text:span>e<text:span text:style-name="T13">dure</text:span> data and will accept all orders as they arrive. The status update itself will contain problem data and will be received directly from the vendor<text:span text:style-name="T13">'</text:span>s system upon processing orders. This allows the merX system to remain standardized and not have to deal with different scenarios for different vendors.</text:p>
      <text:p text:style-name="P4"/>
      <text:p text:style-name="P22"><text:span text:style-name="T8">Note: Because price and </text:span><text:span text:style-name="T9">item</text:span><text:span text:style-name="T8">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0">n</text:span><text:span text:style-name="T8"> </text:span><text:span text:style-name="T10">item</text:span><text:span text:style-name="T8"> price changes but the de</text:span><text:span text:style-name="T10">scription</text:span><text:span text:style-name="T8"> ha</text:span><text:span text:style-name="T10">s</text:span><text:span text:style-name="T8"> </text:span><text:span text:style-name="T10">not</text:span><text:span text:style-name="T8">, the system will only send across the part number and its price.</text:span></text:p>
      <text:p text:style-name="P22"/>
      <text:p text:style-name="P37">Note: When using price codes, discounts must be in decimal form. Ex. 10% off list would be -.1</text:p>
      <text:p text:style-name="P27"><text:span text:style-name="T18">s</text:span><text:span text:style-name="T17">endorder</text:span>:</text:p>
      <text:p text:style-name="P19"><text:span text:style-name="T6">Th</text:span><text:span text:style-name="T7">is </text:span><text:span text:style-name="T6">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0">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4">credentials</text:span> table will cause a new string to be generated.</text:p>
      <text:p text:style-name="P4"/>
      <text:p text:style-name="P4">Request Type: POST</text:p>
      <text:p text:style-name="P4"/>
      <text:p text:style-name="P4">URL Path: <text:span text:style-name="T19">/sendorder</text:span></text:p>
      <text:p text:style-name="P4"/>
      <text:p text:style-name="P4">Required POST Variables:</text:p>
      <text:p text:style-name="P5"/>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4"><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2">[Status]<text:tab/><text:tab/><text:tab/>=&gt; Status of shippable items when order is submitted: 0 = Pending, 1 = Ordered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1"><text:tab/><text:tab/><text:tab/>[PartNumber]<text:tab/>=&gt; *Vendor's part number (max 30 characters)</text:p>
      <text:p text:style-name="P11"><text:tab/><text:tab/><text:tab/>[Qty]<text:tab/><text:tab/>=&gt; *Quantity ordered</text:p>
      <text:p text:style-name="P11"><text:tab/><text:tab/><text:tab/>[OrderType]<text:tab/>=&gt; *1=For customer, 2=For Stock, 3=Seasonal Order</text:p>
      <text:p text:style-name="P23">[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4"><text:tab/><text:tab/><text:tab/>[OrderCode]<text:tab/>=&gt; If vendor has a unique part number to reference this unit, it goes here</text:p>
      <text:p text:style-name="P4"><text:tab/><text:tab/><text:tab/><text:span text:style-name="T2">[ModelNumber]<text:tab/>=&gt; *Vendor's model number or order code</text:span></text:p>
      <text:p text:style-name="P4"><text:tab/><text:tab/><text:tab/>[Year]<text:tab/><text:tab/>=&gt; Year of unit if required</text:p>
      <text:p text:style-name="P4"><text:tab/><text:tab/><text:tab/>[Colors]<text:tab/><text:tab/>=&gt; Primary color of unit</text:p>
      <text:p text:style-name="P4"><text:tab/><text:tab/><text:tab/>[Details]<text:tab/><text:tab/>=&gt; Special notes or detail of units desired</text:p>
      <text:p text:style-name="P4"><text:soft-page-break/><text:tab/><text:tab/><text:tab/><text:span text:style-name="T2">[Qty]<text:tab/><text:tab/>=&gt; *Quantity ordered</text:span></text:p>
      <text:p text:style-name="P4"><text:tab/><text:tab/><text:tab/>[ForCustomer]<text:tab/>=&gt; Qty of order already spoken for by customers </text:p>
      <text:p text:style-name="P4"/>
      <text:p text:style-name="P4">If ShipTo information is passed, then you should use what is on file with their account. “ShipTo” <text:span text:style-name="T21">i</text:span>nformation different than dealership will assume a drop ship situation.</text:p>
      <text:p text:style-name="P4"/>
      <text:p text:style-name="P4">Response JSON Array:</text:p>
      <text:p text:style-name="P4"><text:tab/><text:tab/><text:tab/></text:p>
      <text:p text:style-name="P4"><text:tab/>[DealerPO]<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2">ID</text:span>]<text:tab/>=&gt; Vendor part belongs to</text:p>
      <text:p text:style-name="P4"><text:tab/><text:tab/><text:tab/>[Part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23">]</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29">uggested </text:span>R<text:span text:style-name="T29">etail </text:span>P<text:span text:style-name="T29">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4"><text:tab/><text:tab/><text:tab/>[Vendor<text:span text:style-name="T22">ID</text:span>]<text:tab/>=&gt; Vendor part belongs to</text:p>
      <text:p text:style-name="P4"><text:tab/><text:tab/><text:tab/>[OrderCode]<text:tab/>=&gt; If vendor has a unique part number to reference this unit it goes here</text:p>
      <text:p text:style-name="P4"><text:tab/><text:tab/><text:tab/><text:span text:style-name="T2">[ModelNumber]<text:tab/>=&gt; *Vendor's model number or order code</text:span></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1">uggested </text:span>R<text:span text:style-name="T31">etail </text:span>P<text:span text:style-name="T31">rice</text:span> of unit</text:p>
      <text:p text:style-name="P7"><text:tab/><text:tab/><text:tab/>[Cost]<text:tab/><text:tab/>=&gt; Cost of unit to current dealer</text:p>
      <text:p text:style-name="P28"><text:span text:style-name="T17">getorderstatus</text:span>:</text:p>
      <text:p text:style-name="P12">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2"/>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ext:p>
      <text:p text:style-name="P11"><text:tab/>[BSVKey]<text:tab/><text:tab/>=&gt; BSV authentication key.</text:p>
      <text:p text:style-name="P11"><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DealerPO]<text:tab/><text:tab/>=&gt; Dealer's purchase order number</text:p>
      <text:p text:style-name="P4"><text:tab/>[Discount]<text:tab/><text:tab/><text:span text:style-name="T11">=</text:span>&gt; Blanket Discounts provided</text:p>
      <text:p text:style-name="P4"><text:tab/>[ExpectedDelivery<text:span text:style-name="T20">]</text:span><text:tab/><text:tab/>=&gt; Used for seasonal orders to estimate when the product will arrive at dealership</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4"><text:tab/><text:tab/>[TrackingNumber]<text:tab/><text:tab/>=&gt; The packages tracking number</text:p>
      <text:p text:style-name="P4"><text:tab/><text:tab/>[VendorInvoice]<text:tab/><text:tab/>=&gt; Vendor<text:span text:style-name="T30">'</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gt; Vendor the part belongs to</text:p>
      <text:p text:style-name="P4"><text:tab/><text:tab/><text:tab/><text:tab/>[PartNumber]<text:tab/>=&gt; ItemNumber</text:p>
      <text:p text:style-name="P4"><text:tab/><text:tab/><text:tab/><text:tab/>[Supersession] <text:tab/>=&gt; Superseded To Part Number...</text:p>
      <text:p text:style-name="P4"><text:tab/><text:tab/><text:tab/><text:tab/>[ChangeTo]<text:tab/>=&gt; If different item was shipped in place of my request</text:p>
      <text:p text:style-name="P4"><text:tab/><text:tab/><text:tab/><text:tab/>[QtyShipped]<text:tab/>=&gt; Qty</text:p>
      <text:p text:style-name="P4"><text:tab/><text:tab/><text:tab/><text:tab/>[Cost]<text:tab/><text:tab/>=&gt; Cost</text:p>
      <text:p text:style-name="P4"/>
      <text:p text:style-name="P4"><text:tab/><text:tab/><text:tab/>[Units] (Array)</text:p>
      <text:p text:style-name="P4"><text:tab/><text:tab/><text:tab/>[0]<text:tab/>=&gt; (Object)</text:p>
      <text:p text:style-name="P4"><text:tab/><text:tab/><text:tab/><text:tab/><text:span text:style-name="T2">[VendorID]<text:tab/>=&gt; *Vendor the part belongs to</text:span></text:p>
      <text:p text:style-name="P4"><text:tab/><text:tab/><text:tab/><text:tab/>[OrderCode]<text:tab/>=&gt; Vendor<text:span text:style-name="T30">'</text:span>s unique number for this model unit</text:p>
      <text:p text:style-name="P4"><text:tab/><text:tab/><text:tab/><text:tab/><text:span text:style-name="T2">[ModelNumber]<text:tab/>=&gt; *Vendor's model number or order code</text:span></text:p>
      <text:p text:style-name="P4"><text:tab/><text:tab/><text:tab/><text:tab/>[Year]<text:tab/><text:tab/>=&gt; Year of unit if required</text:p>
      <text:p text:style-name="P4"><text:tab/><text:tab/><text:tab/><text:tab/>[Color1]<text:tab/><text:tab/>=&gt; Primary color of unit</text:p>
      <text:p text:style-name="P4"><text:tab/><text:tab/><text:tab/><text:tab/>[Color2]<text:tab/><text:tab/>=&gt; Secondary color of unit</text:p>
      <text:p text:style-name="P4"><text:tab/><text:tab/><text:tab/><text:tab/>[Details]<text:tab/><text:tab/>=&gt; Special notes or detail of units desired</text:p>
      <text:p text:style-name="P4"><text:tab/><text:tab/><text:tab/><text:tab/>[Qty]<text:tab/><text:tab/>=&gt; Qty of units</text:p>
      <text:p text:style-name="P4"><text:tab/><text:tab/><text:tab/><text:tab/>[VIN-Serial]<text:tab/>=&gt; Qty of order already spoken for </text:p>
      <text:p text:style-name="P4"><text:tab/><text:tab/><text:tab/><text:tab/>[Cost]<text:tab/><text:tab/>=&gt; Cost of unit</text:p>
      <text:p text:style-name="P4"><text:tab/><text:tab/><text:tab/><text:tab/>[Freight]<text:tab/><text:tab/>=&gt; Cost of shipping for this specific unit(s)</text:p>
      <text:p text:style-name="P4"/>
      <text:p text:style-name="P4"/>
      <text:p text:style-name="P4"><text:tab/>[PendingItems] (Array)</text:p>
      <text:p text:style-name="P4"><text:soft-page-break/><text:tab/><text:tab/>[0] <text:tab/>=&gt; (Object)</text:p>
      <text:p text:style-name="P4"><text:tab/><text:tab/><text:tab/>[VendorID]<text:tab/>=&gt; Vendor the part belongs to</text:p>
      <text:p text:style-name="P4"><text:tab/><text:tab/><text:tab/>[PartNumber]<text:tab/>=&gt; Item Number</text:p>
      <text:p text:style-name="P4"><text:tab/><text:tab/><text:tab/>[Supersession] <text:tab/>=&gt; Superseded To Part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Notes]<text:tab/><text:tab/>=&gt; Additional Notes (additional backorder information to share with customer)</text:p>
      <text:p text:style-name="P4"><text:tab/><text:tab/><text:tab/>[NLA]<text:tab/><text:tab/>=&gt; 1 = Once out of stock item will become No Longer Available</text:p>
      <text:p text:style-name="P4"/>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1]<text:tab/><text:tab/>=&gt; Primary color of unit</text:p>
      <text:p text:style-name="P4"><text:tab/><text:tab/><text:tab/>[Color2]<text:tab/><text:tab/>=&gt; Secondary color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Notes]<text:tab/><text:tab/>=&gt; Additional Notes</text:p>
      <text:p text:style-name="P4"><text:tab/><text:tab/><text:tab/>[NLA]<text:tab/><text:tab/>=&gt; 1 = Once out of stock item will become No Longer Available</text:p>
      <text:p text:style-name="P21"/>
      <text:p text:style-name="P26"><text:span text:style-name="T17">sendpayment</text:span>:</text:p>
      <text:p text:style-name="P12">Th<text:span text:style-name="T20">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2"/>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1">=</text:span>&gt; Amount of Payment using this method</text:p>
      <text:p text:style-name="P21"/>
      <text:p text:style-name="P26"><text:span text:style-name="T17">getcredits</text:span>:</text:p>
      <text:p text:style-name="P12">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text:p>
      <text:p text:style-name="P11"><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32">[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21"/>
      <text:p text:style-name="P26"><text:span text:style-name="T17">getinventory</text:span>:</text:p>
      <text:p text:style-name="P12">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VendorID]<text:tab/><text:tab/>=&gt; Vendor the part belongs to</text:p>
      <text:p text:style-name="P11"><text:tab/>[PartNumber]<text:tab/><text:tab/>=&gt; Part number we'd like to look up</text:p>
      <text:p text:style-name="P4"/>
      <text:p text:style-name="P4">Response JSON Object:</text:p>
      <text:p text:style-name="P4"><text:tab/>[VendorID]<text:tab/><text:tab/>=&gt; Vendor the part belongs to</text:p>
      <text:p text:style-name="P4"><text:tab/>[PartNumber]<text:tab/><text:tab/>=&gt; Part requested</text:p>
      <text:p text:style-name="P4"><text:tab/>[Description]<text:tab/><text:tab/>=&gt; Proper Description</text:p>
      <text:p text:style-name="P4"><text:tab/>[MSRP]<text:tab/><text:tab/><text:tab/>=&gt; S<text:span text:style-name="T31">uggested </text:span>R<text:span text:style-name="T31">etail </text:span>P<text:span text:style-name="T31">rice</text:span></text:p>
      <text:p text:style-name="P4"><text:tab/>[Cost]<text:tab/><text:tab/><text:tab/>=&gt; Cost of Item For Requesting Dealer</text:p>
      <text:p text:style-name="P4"><text:tab/>[Category]<text:tab/><text:tab/>=&gt; Category Information For Item</text:p>
      <text:p text:style-name="P4"><text:tab/>[Stock]<text:tab/><text:tab/><text:tab/>=&gt; How many items supplier has in stock</text:p>
      <text:p text:style-name="P4"><text:tab/>[NLA]<text:tab/><text:tab/><text:tab/>=&gt; (0 not set, 1 no longer available) Is the item no longer available?</text:p>
      <text:p text:style-name="P4"><text:tab/>[Supersession]<text:tab/><text:tab/>=&gt; Part Number of Superseded Item</text:p>
      <text:p text:style-name="P4"><text:tab/>[Message]<text:tab/><text:tab/>=&gt; Any special return message For Item</text:p>
      <text:p text:style-name="P4"><text:tab/>[ImageURLThumb]<text:tab/><text:tab/>=&gt; URL of thumbnail of item</text:p>
      <text:p text:style-name="P4"><text:tab/>[ImageURLMedium]<text:tab/>=&gt; URL of medium size image</text:p>
      <text:p text:style-name="P4"><text:tab/>[ImageURLLarge]<text:tab/><text:tab/>=&gt; URL of large size image</text:p>
      <text:p text:style-name="P4"><text:tab/><text:span text:style-name="T24">[DaysToArrive]<text:tab/><text:tab/>=&gt; Number of days to ship from warehouse (distribution center) to recipient</text:span></text:p>
      <text:p text:style-name="P4"><text:tab/><text:span text:style-name="T24">[WarehouseName]<text:tab/><text:tab/>=&gt; Name of warehouse or distribution center</text:span></text:p>
      <text:p text:style-name="P8"><text:tab/>[MAP]<text:tab/><text:tab/><text:tab/>=&gt; Minimum Advertised Price of item</text:p>
      <text:p text:style-name="P21"/>
      <text:p text:style-name="P42">getVendors:</text:p>
      <text:p text:style-name="P39"/>
      <text:p text:style-name="P41"><text:span text:style-name="T36">Request type:</text:span></text:p>
      <text:p text:style-name="P40"/>
      <text:p text:style-name="P41"><text:span text:style-name="T36">URL: </text:span></text:p>
      <text:p text:style-name="P41"/>
      <text:p text:style-name="P41"><text:span text:style-name="T36">Required Variables:</text:span></text:p>
      <text:p text:style-name="P43"/>
      <text:p text:style-name="P21"><text:span text:style-name="T17">sendinventory</text:span>:</text:p>
      <text:p text:style-name="P12">This method allows a dealer to send current inventory values to a vendor and can be done within any time constraint agreed upon between the two. For example: The “Lizzy” BMS system is capable of sending real time inventory feeds to vendor<text:span text:style-name="T30">'</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11"><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Part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25"><text:span text:style-name="T17">sendsales</text:span>:</text:p>
      <text:p text:style-name="P12">This method allows a dealer to send sales data to a vendor and can be done within any time constraint agreed upon between the two. For example: The “Lizzy” BMS system is capable of sending real time sales feeds to vendor<text:span text:style-name="T30">'</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1"><text:tab/>[Password]<text:tab/><text:tab/>=&gt; Dealer's password, set when dealer registration request was processed</text:p>
      <text:p text:style-name="P11"><text:tab/>[BSVKey]<text:tab/><text:tab/>=&gt; BSV authentication key</text:p>
      <text:p text:style-name="P11"><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Part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15"/>
      <text:p text:style-name="P29"><text:span text:style-name="T17">getmodelinfo</text:span>:</text:p>
      <text:p text:style-name="P12">This method allows dealers to get updated model numbers and rebate information. See Appendix A for the list of valid HTTP response codes.</text:p>
      <text:p text:style-name="P4"/>
      <text:p text:style-name="P4">Request Type: GET</text:p>
      <text:p text:style-name="P4"/>
      <text:p text:style-name="P4">URL: /getmodelinfo</text:p>
      <text:p text:style-name="P4"/>
      <text:p text:style-name="P4">Required GE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16">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4"><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tab/>[ImageURL]<text:tab/>=&gt; URL Of an image to the unit and its color</text:p>
      <text:p text:style-name="P4"><text:tab/>...</text:p>
      <text:p text:style-name="P21"/>
      <text:p text:style-name="P26"><text:span text:style-name="T17">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1"><text:tab/>DealerKey<text:tab/><text:tab/>=&gt; Dealer's UUID that was passed back in original order (blank on very first communication)</text:p>
      <text:p text:style-name="P11"><text:tab/>BSVKey<text:tab/><text:tab/><text:tab/>=&gt; BSV authentication key</text:p>
      <text:p text:style-name="P11"><text:tab/>DateOfSwings<text:tab/><text:tab/>=&gt; Date the swings were recorded</text:p>
      <text:p text:style-name="P11"><text:tab/>SwingCount<text:tab/><text:tab/>=&gt; Swing count for that day</text:p>
      <text:p text:style-name="P21"/>
      <text:p text:style-name="P26"><text:span text:style-name="T17">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gt; Dealer's UUID that was passed back in original order (blank on very first communication)</text:p>
      <text:p text:style-name="P11"><text:tab/><text:span text:style-name="T31">[</text:span>BSVKey<text:span text:style-name="T31">]</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21"/>
      <text:p text:style-name="P26"><text:span text:style-name="T17">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gt; Dealer's UUID that was passed back in original order (blank on very first communication)</text:p>
      <text:p text:style-name="P11"><text:tab/><text:span text:style-name="T31">[</text:span>BSVKey<text:span text:style-name="T31">]</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21"/>
      <text:p text:style-name="P26"><text:span text:style-name="T17">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6">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1"><text:tab/><text:span text:style-name="T31">[</text:span>DealerKey<text:span text:style-name="T31">]</text:span><text:tab/><text:tab/><text:span text:style-name="T15">=</text:span>&gt; Dealer's UUID that was passed back in original order (blank on very first communication)</text:p>
      <text:p text:style-name="P11"><text:tab/><text:span text:style-name="T31">[</text:span>BSVKey<text:span text:style-name="T31">]</text:span><text:tab/><text:tab/>=&gt; BSV authentication key</text:p>
      <text:p text:style-name="P11"><text:tab/><text:span text:style-name="T31">[</text:span>RequestDate<text:span text:style-name="T31">]</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34">[</text:span>PartNumber<text:span text:style-name="T34">]</text:span><text:tab/>=&gt; Number of item</text:p>
      <text:p text:style-name="P4"><text:tab/><text:tab/><text:tab/><text:span text:style-name="T34">[</text:span>Description<text:span text:style-name="T34">]</text:span><text:tab/>=&gt; Description of item</text:p>
      <text:p text:style-name="P4"><text:tab/><text:tab/><text:tab/><text:span text:style-name="T34">[</text:span>MSRP<text:span text:style-name="T34">]</text:span><text:tab/><text:tab/>=&gt; Suggested Retail</text:p>
      <text:p text:style-name="P4"><text:tab/><text:tab/><text:tab/><text:span text:style-name="T34">[</text:span>Cost<text:span text:style-name="T34">]</text:span><text:tab/><text:tab/>=&gt; Dealer specific cost</text:p>
      <text:p text:style-name="P4"><text:tab/><text:tab/><text:tab/><text:span text:style-name="T34">[</text:span>Weight<text:span text:style-name="T34">]</text:span><text:tab/><text:tab/><text:span text:style-name="T15">=</text:span>&gt; weight of item</text:p>
      <text:p text:style-name="P4"><text:tab/><text:tab/><text:tab/><text:span text:style-name="T34">[</text:span>Supersession<text:span text:style-name="T34">]</text:span> <text:tab/>=&gt; Part item supersedes to</text:p>
      <text:p text:style-name="P4"><text:tab/><text:tab/><text:tab/><text:span text:style-name="T34">[</text:span>NLA<text:span text:style-name="T34">]</text:span><text:tab/><text:tab/>=&gt; 1 passed in if item has been obsoleted</text:p>
      <text:p text:style-name="P4"><text:tab/><text:tab/><text:tab/><text:span text:style-name="T34">[</text:span>Size<text:span text:style-name="T34">]</text:span><text:tab/><text:tab/>=&gt; if item is related to a size then what that size is</text:p>
      <text:p text:style-name="P4"><text:tab/><text:tab/><text:tab/><text:span text:style-name="T34">[</text:span>Color<text:span text:style-name="T34">]</text:span><text:tab/><text:tab/>=&gt; If item has a color then what is the color?</text:p>
      <text:p text:style-name="P4"><text:tab/><text:tab/><text:tab/><text:span text:style-name="T34">[</text:span>Category1<text:span text:style-name="T34">]</text:span><text:tab/>=&gt; if category information is available then what is it?</text:p>
      <text:p text:style-name="P4"><text:tab/><text:tab/><text:tab/><text:span text:style-name="T34">[</text:span>Category2<text:span text:style-name="T34">]</text:span><text:tab/>=&gt; if additional category is available then what is it?</text:p>
      <text:p text:style-name="P4"><text:tab/><text:tab/><text:tab/><text:span text:style-name="T34">[</text:span>Category3<text:span text:style-name="T34">]</text:span><text:tab/>=&gt; if additional category is available then what is it?</text:p>
      <text:p text:style-name="P4"><text:tab/><text:tab/><text:tab/><text:span text:style-name="T34">[</text:span>ImageURL<text:span text:style-name="T34">]</text:span><text:tab/>=&gt; If image data is available then where can it be located?</text:p>
      <text:p text:style-name="P4"><text:tab/><text:tab/><text:tab/>)</text:p>
      <text:p text:style-name="P4"><text:tab/><text:tab/>)</text:p>
      <text:p text:style-name="P4"><text:tab/>)</text:p>
      <text:p text:style-name="P20"/>
      <text:p text:style-name="P30">Appendix A</text:p>
      <text:p text:style-name="P12">HTTP Status Codes:</text:p>
      <text:p text:style-name="P12">500 – Internal Server Error, there was a problem with the merX server contact support.</text:p>
      <text:p text:style-name="P12">401 – Unauthorized, <text:s/>dealer authentication failed, details will be in the response body.</text:p>
      <text:p text:style-name="P12">400 – Bad Request, request was not formatted correctly, details will be in the response body.</text:p>
      <text:p text:style-name="P12">201 – Created, record created body will not contain any data.</text:p>
      <text:p text:style-name="P12">200 – OK, response body will contain a JSON object with the requested data.</text:p>
      <text:p text:style-name="P14"/>
      <text:p text:style-name="P14"/>
      <text:p text:style-name="P18">Appendix B</text:p>
      <text:p text:style-name="P4"/>
      <text:p text:style-name="P12">Error Codes (returned in HTTP message body):</text:p>
      <text:p text:style-name="P12">1000 – UUID Not Valid</text:p>
      <text:p text:style-name="P12">1001 – BSV Key Not Valid</text:p>
      <text:p text:style-name="P12">1002 – Dealer Number Not Valid</text:p>
      <text:p text:style-name="P12"/>
      <text:p text:style-name="P12">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3</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5T11:43:01.695058824</dc:date>
    <meta:editing-duration>P13DT3H24M38S</meta:editing-duration>
    <meta:editing-cycles>50</meta:editing-cycles>
    <meta:print-date>2015-08-06T10:51:23.130769751</meta:print-date>
    <meta:printed-by>Kacey Wood</meta:printed-by>
    <dc:creator>Kacey Wood</dc:creator>
    <meta:document-statistic meta:table-count="0" meta:image-count="0" meta:object-count="0" meta:page-count="19" meta:paragraph-count="447" meta:word-count="4680" meta:character-count="29349" meta:non-whitespace-character-count="24226"/>
  </office:meta>
</office:document-meta>
</file>